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jari" svg:font-family="Manjari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Ubuntu" fo:font-size="13pt" officeooo:paragraph-rsid="0019c4ba" style:font-size-asian="13pt" style:font-size-complex="13pt"/>
    </style:style>
    <style:style style:name="P2" style:family="paragraph" style:parent-style-name="Standard">
      <style:paragraph-properties fo:text-align="center" style:justify-single-word="false"/>
      <style:text-properties style:font-name="Ubuntu" fo:font-size="13pt" style:text-underline-style="solid" style:text-underline-width="auto" style:text-underline-color="font-color" fo:font-weight="bold" officeooo:rsid="00030533" officeooo:paragraph-rsid="0019c4ba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Ubuntu" fo:font-size="13pt" style:text-underline-style="none" fo:font-weight="normal" officeooo:rsid="0008514d" officeooo:paragraph-rsid="0019c4ba" style:font-size-asian="11.3500003814697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Ubuntu" fo:font-size="13pt" fo:font-weight="bold" officeooo:paragraph-rsid="0019c4ba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Manjari" fo:font-size="15pt" style:text-underline-style="solid" style:text-underline-width="auto" style:text-underline-color="font-color" fo:font-weight="bold" officeooo:rsid="00030533" officeooo:paragraph-rsid="0019c4ba" style:font-size-asian="15pt" style:font-weight-asian="bold" style:font-size-complex="15pt" style:font-weight-complex="bold"/>
    </style:style>
    <style:style style:name="P6" style:family="paragraph" style:parent-style-name="Text_20_body">
      <style:text-properties style:font-name="Ubuntu" fo:font-size="13pt" officeooo:paragraph-rsid="0019c4ba" style:font-size-asian="13pt" style:font-size-complex="13pt"/>
    </style:style>
    <style:style style:name="P7" style:family="paragraph" style:parent-style-name="Text_20_body">
      <style:paragraph-properties fo:text-align="start" style:justify-single-word="false"/>
      <style:text-properties style:font-name="Ubuntu" fo:font-size="13pt" style:text-underline-style="none" fo:font-weight="normal" officeooo:rsid="0008514d" officeooo:paragraph-rsid="0019c4ba" style:font-size-asian="13pt" style:font-weight-asian="normal" style:font-size-complex="13pt" style:font-weight-complex="normal"/>
    </style:style>
    <style:style style:name="T1" style:family="text">
      <style:text-properties officeooo:rsid="0008997e"/>
    </style:style>
    <style:style style:name="T2" style:family="text">
      <style:text-properties style:text-underline-style="none" fo:font-weight="normal" officeooo:rsid="0008997e" style:font-weight-asian="normal" style:font-weight-complex="normal"/>
    </style:style>
    <style:style style:name="T3" style:family="text">
      <style:text-properties officeooo:rsid="0019c4ba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Questão <text:span text:style-name="T3">4</text:span></text:p>
      <text:p text:style-name="P2"/>
      <text:p text:style-name="P1"><text:span text:style-name="T3">O</text:span> funcionamento de cada um dos algoritmos de ordenação mencionados <text:span text:style-name="T3">são</text:span>:</text:p>
      <text:p text:style-name="P1"/>
      <text:p text:style-name="P4">1. Selection Sort (Ordenação por Seleção):</text:p>
      <text:p text:style-name="P1"><text:s text:c="3"/>- O Selection Sort é um algoritmo simples que percorre a lista várias vezes, selecionando o menor elemento em cada iteração e colocando-o na posição correta.</text:p>
      <text:p text:style-name="P1"><text:s text:c="3"/>- O algoritmo começa selecionando o primeiro elemento como o menor e, em seguida, compara esse elemento com todos os outros da lista para encontrar o menor elemento.</text:p>
      <text:p text:style-name="P1"><text:s text:c="3"/>- Depois de encontrar o menor elemento, ele é trocado com o elemento da posição inicial. Esse processo é repetido para o sub array restante, excluindo o primeiro elemento.</text:p>
      <text:p text:style-name="P1"><text:s text:c="3"/>- O processo continua até que todos os elementos estejam ordenados.</text:p>
      <text:p text:style-name="P1"/>
      <text:p text:style-name="P4">2. Insertion Sort (Ordenação por Inserção):</text:p>
      <text:p text:style-name="P1"><text:span text:style-name="T4"><text:s text:c="2"/></text:span><text:s/>- O Insertion Sort funciona dividindo a lista em duas partes: uma parte ordenada e outra não ordenada.</text:p>
      <text:p text:style-name="P1"><text:s text:c="3"/>- Inicialmente, a primeira posição da lista é considerada como a parte ordenada (porque contém apenas um elemento), e o restante é a parte não ordenada.</text:p>
      <text:p text:style-name="P1"><text:s text:c="3"/>- O algoritmo percorre a parte não ordenada e insere cada elemento na posição correta dentro da parte ordenada, de acordo com sua ordenação.</text:p>
      <text:p text:style-name="P1"><text:s text:c="3"/>- O processo continua até que todos os elementos estejam inseridos na parte ordenada, resultando em uma lista totalmente ordenada.</text:p>
      <text:p text:style-name="P1"/>
      <text:p text:style-name="P4">3. Bubble Sort (Ordenação por Bolha):</text:p>
      <text:p text:style-name="P1"><text:span text:style-name="T4"><text:s/></text:span><text:s text:c="2"/>- O Bubble Sort é um algoritmo simples que compara pares de elementos adjacentes e os troca se estiverem na ordem errada.</text:p>
      <text:p text:style-name="P1"><text:s text:c="3"/>- O algoritmo percorre a lista várias vezes, movendo o maior elemento para a última posição em cada iteração.</text:p>
      <text:p text:style-name="P1"><text:s text:c="3"/>- Na primeira passagem, o maior elemento estará na última posição. Na segunda passagem, o segundo maior estará na penúltima posição, e assim por diante.</text:p>
      <text:p text:style-name="P1"><text:s text:c="3"/>- O processo continua até que toda a lista esteja ordenada. O algoritmo recebe esse nome porque os maiores elementos "flutuam" gradualmente até a posição correta, assim como bolhas em um líquido.</text:p>
      <text:p text:style-name="P1"/>
      <text:p text:style-name="P4">4. Merge Sort (Ordenação por Fusão):</text:p>
      <text:p text:style-name="P1"><text:span text:style-name="T4"><text:s text:c="3"/></text:span>- O Merge Sort é um algoritmo de ordenação baseado na estratégia "divide and conquer" (dividir e conquistar).</text:p>
      <text:p text:style-name="P1"><text:s text:c="3"/>- Ele divide a lista não ordenada em duas metades, recursivamente ordena cada metade e, em seguida, mescla as duas metades ordenadas para criar a lista ordenada final.</text:p>
      <text:p text:style-name="P1"><text:s text:c="3"/>- A mesclagem é feita comparando os elementos das duas metades e os combinando em ordem crescente (ou decrescente) em um novo array.</text:p>
      <text:p text:style-name="P1"><text:s text:c="3"/>- Esse processo de divisão, ordenação e mesclagem é repetido até que todas as sub listas tenham apenas um elemento. Nesse ponto, todas as sub listas estão ordenadas, e a mesclagem final resulta em uma lista totalmente ordenada.</text:p>
      <text:p text:style-name="P1"><text:soft-page-break/></text:p>
      <text:p text:style-name="P4">5. Quick Sort (Ordenação Rápida):</text:p>
      <text:p text:style-name="P1"><text:span text:style-name="T4"><text:s/></text:span><text:s text:c="2"/>- O Quick Sort também é um algoritmo de ordenação baseado em "divide and conquer".</text:p>
      <text:p text:style-name="P1"><text:s text:c="3"/>- Ele seleciona um elemento como pivô e rearranja os elementos da lista de modo que todos os elementos menores que o pivô fiquem à sua esquerda e todos os elementos maiores fiquem à sua direita.</text:p>
      <text:p text:style-name="P1"><text:s text:c="3"/>- Em seguida, o algoritmo é aplicado recursivamente às duas sub listas resultantes (à esquerda e à direita do pivô) até que todas as sub listas tenham apenas um elemento.</text:p>
      <text:p text:style-name="P1"><text:s text:c="3"/>- O pivô escolhido pode influenciar significativamente o desempenho do algoritmo. Em implementações eficientes, estratégias como a escolha do pivô mediano ou a aleatoriedade na seleção do pivô são utilizadas para otimizar o desempenh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jari" svg:font-family="Manjari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2T08:11:43.587029360</meta:creation-date>
    <dc:date>2023-08-02T08:14:10.474457837</dc:date>
    <meta:editing-duration>PT2M27S</meta:editing-duration>
    <meta:editing-cycles>1</meta:editing-cycles>
    <meta:document-statistic meta:table-count="0" meta:image-count="0" meta:object-count="0" meta:page-count="2" meta:paragraph-count="27" meta:word-count="544" meta:character-count="3308" meta:non-whitespace-character-count="2731"/>
    <meta:generator>LibreOffice/7.3.7.2$Linux_X86_64 LibreOffice_project/30$Build-2</meta:generator>
  </office:meta>
</office:document-meta>
</file>